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07c3" officeooo:paragraph-rsid="001f07c3"/>
    </style:style>
    <style:style style:name="T1" style:family="text">
      <style:text-properties officeooo:rsid="00206126"/>
    </style:style>
    <style:style style:name="T2" style:family="text">
      <style:text-properties officeooo:rsid="002269d4"/>
    </style:style>
    <style:style style:name="T3" style:family="text">
      <style:text-properties officeooo:rsid="00243e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tic factors and plant-herbivore food web structure</text:p>
      <text:p text:style-name="P1">Piotr Szefer</text:p>
      <text:p text:style-name="P1"/>
      <text:p text:style-name="P1">Abstract</text:p>
      <text:p text:style-name="P1"/>
      <text:p text:style-name="P1"/>
      <text:p text:style-name="P1"/>
      <text:p text:style-name="P1">Introduction</text:p>
      <text:p text:style-name="P1"/>
      <text:p text:style-name="P1">St<text:span text:style-name="T1">ru</text:span>cture of interaction web of or<text:span text:style-name="T1">g</text:span>anisms is important for ecosystem functioning (Trzcinski et al. 2016). Food-web structure has been shown to change along various environmental gradients (<text:span text:style-name="T3">Tylianakis, Tscharntke and Lewis, 2007; </text:span>Dezerald et al. 2013; Morris et al. 2015). However how different components of a food-web affect its structure hasn't been studied yet (Srivastava &amp; Bell 2009). <text:span text:style-name="T2">Mere presence of a top predator can have cascading effect on the food web structure through prey and predator chemical cues (Marino, Srivastava and Farjalla 2015) affected abundance, but not on the network sruc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50:53.472566476</meta:creation-date>
    <dc:date>2019-02-26T14:03:14.641759393</dc:date>
    <meta:editing-duration>PT1H7M42S</meta:editing-duration>
    <meta:editing-cycles>4</meta:editing-cycles>
    <meta:generator>LibreOffice/5.3.6.1$Linux_X86_64 LibreOffice_project/30$Build-1</meta:generator>
    <meta:document-statistic meta:table-count="0" meta:image-count="0" meta:object-count="0" meta:page-count="1" meta:paragraph-count="5" meta:word-count="102" meta:character-count="690" meta:non-whitespace-character-count="593"/>
  </office:meta>
</office:document-meta>
</file>